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office:value-type="string" calcext:value-type="string">
            <text:p>Ordered?</text:p>
          </table:table-cell>
          <table:table-cell table:style-name="ce4" office:value-type="string" calcext:value-type="string">
            <text:p>Received?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Voltage Regulator2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Regulator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formula="of:=[.B4]*[.C4]" office:value-type="float" office:value="7.16" calcext:value-type="float">
            <text:p>7.16</text:p>
          </table:table-cell>
          <table:table-cell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Micro hub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B5]*[.C5]" office:value-type="float" office:value="4.95" calcext:value-type="float">
            <text:p>4.95</text:p>
          </table:table-cell>
          <table:table-cell office:value-type="string" calcext:value-type="string">
            <text:p>https://www.digikey.com/product-detail/en/adafruit-industries-llc/2991/1528-1609-ND/5878299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ensy 3.2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formula="of:=[.B6]*[.C6]" office:value-type="float" office:value="45" calcext:value-type="float">
            <text:p>45</text:p>
          </table:table-cell>
          <table:table-cell office:value-type="string" calcext:value-type="string">
            <text:p><text:a xlink:href="https://www.digikey.com/product-detail/en/sparkfun-electronics/DEV-13736/1568-1231-ND/5721426" xlink:type="simple">https://www.digikey.com/product-detail/en/sparkfun-electronics/DEV-13736/1568-1231-ND/5721426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Tranceiver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formula="of:=[.B7]*[.C7]" office:value-type="float" office:value="3.84" calcext:value-type="float">
            <text:p>3.84</text:p>
          </table:table-cell>
          <table:table-cell office:value-type="string" calcext:value-type="string">
            <text:p><text:a xlink:href="https://www.digikey.com/product-detail/en/microchip-technology/MCP2562-E-P/MCP2562-E-P-ND/4079966?utm_adgroup=Integrated%20Circuits&amp;slid=&amp;gclid=EAIaIQobChMIt8-KzNCm5QIVBeXICh3x3gJ9EAAYASAAEgKZIPD_BwE" xlink:type="simple">https://www.digikey.com/product-detail/en/microchip-technology/MCP2562-E-P/MCP2562-E-P-ND/4079966?utm_adgroup=Integrated%20Circuits&amp;slid=&amp;gclid=EAIaIQobChMIt8-KzNCm5QIVBeXICh3x3gJ9EAAYASAAEgKZIPD_BwE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 Board Kit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8]*[.C8]" office:value-type="float" office:value="13.99" calcext:value-type="float">
            <text:p>13.99</text:p>
          </table:table-cell>
          <table:table-cell office:value-type="string" calcext:value-type="string">
            <text:p>https://www.amazon.com/Miuzei-Including-Prototype-Connector-Terminal/dp/B07PS4VCDD/ref=sxbs_sxwds-stvp?crid=XWLKEZAFCETA&amp;keywords=perfboard+prototyping+board&amp;pd_rd_i=B07PS4VCDD&amp;pd_rd_r=6c2e6307-f847-47e4-9e4b-cdb665a406e5&amp;pd_rd_w=HrCrJ&amp;pd_rd_wg=Hb2zT&amp;pf_rd_p=a6d018ad-f20b-46c9-8920-433972c7d9b7&amp;pf_rd_r=VKJ2X8HSSNEXH3RYZ9CR&amp;qid=1571586941&amp;sprefix=perfboard%2Caps%2C166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9]*[.C9]" office:value-type="float" office:value="13.99" calcext:value-type="float">
            <text:p>13.99</text:p>
          </table:table-cell>
          <table:table-cell office:value-type="string" calcext:value-type="string">
            <text:p><text:a xlink:href="https://www.amazon.com/TUOFENG-Wire-Solid-different-colored-spools/dp/B07G2JWYDW/ref=sr_1_27?keywords=jumper%2Bwires&amp;qid=1571587344&amp;s=industrial&amp;sr=1-27&amp;th=1" xlink:type="simple">https://www.amazon.com/TUOFENG-Wire-Solid-different-colored-spools/dp/B07G2JWYDW/ref=sr_1_27?keywords=jumper%2Bwires&amp;qid=1571587344&amp;s=industrial&amp;sr=1-27&amp;th=1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8:11:09.678500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0-24T19:22:51.654163524</dc:date>
    <meta:editing-duration>PT1H58M41S</meta:editing-duration>
    <meta:editing-cycles>10</meta:editing-cycles>
    <meta:generator>LibreOffice/5.1.6.2$Linux_X86_64 LibreOffice_project/10m0$Build-2</meta:generator>
    <meta:document-statistic meta:table-count="1" meta:cell-count="75" meta:object-count="0"/>
  </office:meta>
</office:document-meta>
</file>